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2.36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3.04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d6d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13" table:default-cell-style-name="Default"/>
        <table:table-column table:style-name="co4" table:number-columns-repeated="38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Datos Medidos</text:p>
          </table:table-cell>
          <table:covered-table-cell table:number-columns-repeated="3" table:style-name="ce10"/>
          <table:table-cell table:style-name="ce13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Potencia medida en dBm</text:p>
          </table:table-cell>
          <table:covered-table-cell table:number-columns-repeated="3" table:style-name="ce10"/>
          <table:table-cell table:style-name="ce14"/>
          <table:table-cell table:style-name="ce15" table:number-columns-repeated="5"/>
          <table:table-cell table:style-name="ce21"/>
          <table:table-cell table:number-columns-repeated="52"/>
        </table:table-row>
        <table:table-row table:style-name="ro1">
          <table:table-cell table:style-name="ce1" office:value-type="string" calcext:value-type="string">
            <text:p>GT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14"/>
          <table:table-cell table:style-name="ce16" office:value-type="string" calcext:value-type="string" table:number-columns-spanned="5" table:number-rows-spanned="1">
            <text:p>atenuacion Cable</text:p>
          </table:table-cell>
          <table:covered-table-cell table:number-columns-repeated="3" table:style-name="ce18"/>
          <table:covered-table-cell table:style-name="ce20"/>
          <table:table-cell table:style-name="ce21"/>
          <table:table-cell table:number-columns-repeated="52"/>
        </table:table-row>
        <table:table-row table:style-name="ro1">
          <table:table-cell table:style-name="ce2" office:value-type="string" calcext:value-type="string">
            <text:p>Frecuencia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14"/>
          <table:table-cell table:style-name="ce17" office:value-type="string" calcext:value-type="string">
            <text:p>Frecuencia MHz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22"/>
          <table:table-cell office:value-type="string" calcext:value-type="string">
            <text:p>longitud cable</text:p>
          </table:table-cell>
          <table:table-cell table:number-columns-repeated="5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-43.56" calcext:value-type="float">
            <text:p>-43,56</text:p>
          </table:table-cell>
          <table:table-cell table:style-name="ce7" office:value-type="float" office:value="-33.92" calcext:value-type="float">
            <text:p>-33,92</text:p>
          </table:table-cell>
          <table:table-cell table:style-name="ce7" office:value-type="float" office:value="-24.37" calcext:value-type="float">
            <text:p>-24,37</text:p>
          </table:table-cell>
          <table:table-cell table:style-name="ce7" office:value-type="float" office:value="-17.64" calcext:value-type="float">
            <text:p>-17,64</text:p>
          </table:table-cell>
          <table:table-cell table:style-name="ce14"/>
          <table:table-cell table:style-name="ce3" office:value-type="float" office:value="50" calcext:value-type="float">
            <text:p>50</text:p>
          </table:table-cell>
          <table:table-cell table:style-name="ce19" table:formula="of:=-([.$B$22]+[.$B$3]-[.$B$23]-[.B5])" office:value-type="float" office:value="-5.38" calcext:value-type="float">
            <text:p>-5,38</text:p>
          </table:table-cell>
          <table:table-cell table:style-name="ce19" table:formula="of:=-([.$B$22]+[.$C$3]-[.$B$23]-[.C5])" office:value-type="float" office:value="-5.74" calcext:value-type="float">
            <text:p>-5,74</text:p>
          </table:table-cell>
          <table:table-cell table:style-name="ce19" table:formula="of:=-([.$B$22]+[.$D$3]-[.$B$23]-[.D5])" office:value-type="float" office:value="-6.19" calcext:value-type="float">
            <text:p>-6,19</text:p>
          </table:table-cell>
          <table:table-cell table:style-name="ce19" table:formula="of:=-([.$B$22]+[.$E$3]-[.$B$23]-[.E5])" office:value-type="float" office:value="-9.46" calcext:value-type="float">
            <text:p>-9,46</text:p>
          </table:table-cell>
          <table:table-cell/>
          <table:table-cell office:value-type="string" calcext:value-type="string">
            <text:p>126 ft</text:p>
          </table:table-cell>
          <table:table-cell table:number-columns-repeated="5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-42.49" calcext:value-type="float">
            <text:p>-42,49</text:p>
          </table:table-cell>
          <table:table-cell table:style-name="ce7" office:value-type="float" office:value="-32.86" calcext:value-type="float">
            <text:p>-32,86</text:p>
          </table:table-cell>
          <table:table-cell table:style-name="ce7" office:value-type="float" office:value="-23.31" calcext:value-type="float">
            <text:p>-23,31</text:p>
          </table:table-cell>
          <table:table-cell table:style-name="ce7" office:value-type="float" office:value="-17.41" calcext:value-type="float">
            <text:p>-17,41</text:p>
          </table:table-cell>
          <table:table-cell table:style-name="ce14"/>
          <table:table-cell table:style-name="ce3" office:value-type="float" office:value="60" calcext:value-type="float">
            <text:p>60</text:p>
          </table:table-cell>
          <table:table-cell table:style-name="ce19" table:formula="of:=-([.$B$22]+[.$B$3]-[.$B$23]-[.B6])" office:value-type="float" office:value="-4.31" calcext:value-type="float">
            <text:p>-4,31</text:p>
          </table:table-cell>
          <table:table-cell table:style-name="ce19" table:formula="of:=-([.$B$22]+[.$C$3]-[.$B$23]-[.C6])" office:value-type="float" office:value="-4.68" calcext:value-type="float">
            <text:p>-4,68</text:p>
          </table:table-cell>
          <table:table-cell table:style-name="ce19" table:formula="of:=-([.$B$22]+[.$D$3]-[.$B$23]-[.D6])" office:value-type="float" office:value="-5.13" calcext:value-type="float">
            <text:p>-5,13</text:p>
          </table:table-cell>
          <table:table-cell table:style-name="ce19" table:formula="of:=-([.$B$22]+[.$E$3]-[.$B$23]-[.E6])" office:value-type="float" office:value="-9.23" calcext:value-type="float">
            <text:p>-9,23</text:p>
          </table:table-cell>
          <table:table-cell table:number-columns-repeated="5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-42.41" calcext:value-type="float">
            <text:p>-42,41</text:p>
          </table:table-cell>
          <table:table-cell table:style-name="ce7" office:value-type="float" office:value="-32.7" calcext:value-type="float">
            <text:p>-32,7</text:p>
          </table:table-cell>
          <table:table-cell table:style-name="ce7" office:value-type="float" office:value="-23.14" calcext:value-type="float">
            <text:p>-23,14</text:p>
          </table:table-cell>
          <table:table-cell table:style-name="ce7" office:value-type="float" office:value="-16.45" calcext:value-type="float">
            <text:p>-16,45</text:p>
          </table:table-cell>
          <table:table-cell table:style-name="ce14"/>
          <table:table-cell table:style-name="ce3" office:value-type="float" office:value="70" calcext:value-type="float">
            <text:p>70</text:p>
          </table:table-cell>
          <table:table-cell table:style-name="ce19" table:formula="of:=-([.$B$22]+[.$B$3]-[.$B$23]-[.B7])" office:value-type="float" office:value="-4.23" calcext:value-type="float">
            <text:p>-4,23</text:p>
          </table:table-cell>
          <table:table-cell table:style-name="ce19" table:formula="of:=-([.$B$22]+[.$C$3]-[.$B$23]-[.C7])" office:value-type="float" office:value="-4.52" calcext:value-type="float">
            <text:p>-4,52</text:p>
          </table:table-cell>
          <table:table-cell table:style-name="ce19" table:formula="of:=-([.$B$22]+[.$D$3]-[.$B$23]-[.D7])" office:value-type="float" office:value="-4.96" calcext:value-type="float">
            <text:p>-4,96</text:p>
          </table:table-cell>
          <table:table-cell table:style-name="ce19" table:formula="of:=-([.$B$22]+[.$E$3]-[.$B$23]-[.E7])" office:value-type="float" office:value="-8.27" calcext:value-type="float">
            <text:p>-8,27</text:p>
          </table:table-cell>
          <table:table-cell table:number-columns-repeated="5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7" office:value-type="float" office:value="-42.64" calcext:value-type="float">
            <text:p>-42,64</text:p>
          </table:table-cell>
          <table:table-cell table:style-name="ce7" office:value-type="float" office:value="-33.02" calcext:value-type="float">
            <text:p>-33,02</text:p>
          </table:table-cell>
          <table:table-cell table:style-name="ce7" office:value-type="float" office:value="-23.45" calcext:value-type="float">
            <text:p>-23,45</text:p>
          </table:table-cell>
          <table:table-cell table:style-name="ce7" office:value-type="float" office:value="-16.66" calcext:value-type="float">
            <text:p>-16,66</text:p>
          </table:table-cell>
          <table:table-cell table:style-name="ce14"/>
          <table:table-cell table:style-name="ce3" office:value-type="float" office:value="80" calcext:value-type="float">
            <text:p>80</text:p>
          </table:table-cell>
          <table:table-cell table:style-name="ce19" table:formula="of:=-([.$B$22]+[.$B$3]-[.$B$23]-[.B8])" office:value-type="float" office:value="-4.46" calcext:value-type="float">
            <text:p>-4,46</text:p>
          </table:table-cell>
          <table:table-cell table:style-name="ce19" table:formula="of:=-([.$B$22]+[.$C$3]-[.$B$23]-[.C8])" office:value-type="float" office:value="-4.84" calcext:value-type="float">
            <text:p>-4,84</text:p>
          </table:table-cell>
          <table:table-cell table:style-name="ce19" table:formula="of:=-([.$B$22]+[.$D$3]-[.$B$23]-[.D8])" office:value-type="float" office:value="-5.27" calcext:value-type="float">
            <text:p>-5,27</text:p>
          </table:table-cell>
          <table:table-cell table:style-name="ce19" table:formula="of:=-([.$B$22]+[.$E$3]-[.$B$23]-[.E8])" office:value-type="float" office:value="-8.48" calcext:value-type="float">
            <text:p>-8,48</text:p>
          </table:table-cell>
          <table:table-cell table:number-columns-repeated="5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-42.95" calcext:value-type="float">
            <text:p>-42,95</text:p>
          </table:table-cell>
          <table:table-cell table:style-name="ce7" office:value-type="float" office:value="-33.32" calcext:value-type="float">
            <text:p>-33,32</text:p>
          </table:table-cell>
          <table:table-cell table:style-name="ce7" office:value-type="float" office:value="-23.63" calcext:value-type="float">
            <text:p>-23,63</text:p>
          </table:table-cell>
          <table:table-cell table:style-name="ce7" office:value-type="float" office:value="-16.85" calcext:value-type="float">
            <text:p>-16,85</text:p>
          </table:table-cell>
          <table:table-cell table:style-name="ce14"/>
          <table:table-cell table:style-name="ce3" office:value-type="float" office:value="90" calcext:value-type="float">
            <text:p>90</text:p>
          </table:table-cell>
          <table:table-cell table:style-name="ce19" table:formula="of:=-([.$B$22]+[.$B$3]-[.$B$23]-[.B9])" office:value-type="float" office:value="-4.77" calcext:value-type="float">
            <text:p>-4,77</text:p>
          </table:table-cell>
          <table:table-cell table:style-name="ce19" table:formula="of:=-([.$B$22]+[.$C$3]-[.$B$23]-[.C9])" office:value-type="float" office:value="-5.14" calcext:value-type="float">
            <text:p>-5,14</text:p>
          </table:table-cell>
          <table:table-cell table:style-name="ce19" table:formula="of:=-([.$B$22]+[.$D$3]-[.$B$23]-[.D9])" office:value-type="float" office:value="-5.45" calcext:value-type="float">
            <text:p>-5,45</text:p>
          </table:table-cell>
          <table:table-cell table:style-name="ce19" table:formula="of:=-([.$B$22]+[.$E$3]-[.$B$23]-[.E9])" office:value-type="float" office:value="-8.67" calcext:value-type="float">
            <text:p>-8,67</text:p>
          </table:table-cell>
          <table:table-cell table:number-columns-repeated="5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-43.27" calcext:value-type="float">
            <text:p>-43,27</text:p>
          </table:table-cell>
          <table:table-cell table:style-name="ce7" office:value-type="float" office:value="-33.66" calcext:value-type="float">
            <text:p>-33,66</text:p>
          </table:table-cell>
          <table:table-cell table:style-name="ce7" office:value-type="float" office:value="-23.96" calcext:value-type="float">
            <text:p>-23,96</text:p>
          </table:table-cell>
          <table:table-cell table:style-name="ce7" office:value-type="float" office:value="-17.04" calcext:value-type="float">
            <text:p>-17,04</text:p>
          </table:table-cell>
          <table:table-cell table:style-name="ce14"/>
          <table:table-cell table:style-name="ce3" office:value-type="float" office:value="100" calcext:value-type="float">
            <text:p>100</text:p>
          </table:table-cell>
          <table:table-cell table:style-name="ce19" table:formula="of:=-([.$B$22]+[.$B$3]-[.$B$23]-[.B10])" office:value-type="float" office:value="-5.09" calcext:value-type="float">
            <text:p>-5,09</text:p>
          </table:table-cell>
          <table:table-cell table:style-name="ce19" table:formula="of:=-([.$B$22]+[.$C$3]-[.$B$23]-[.C10])" office:value-type="float" office:value="-5.48" calcext:value-type="float">
            <text:p>-5,48</text:p>
          </table:table-cell>
          <table:table-cell table:style-name="ce19" table:formula="of:=-([.$B$22]+[.$D$3]-[.$B$23]-[.D10])" office:value-type="float" office:value="-5.78" calcext:value-type="float">
            <text:p>-5,78</text:p>
          </table:table-cell>
          <table:table-cell table:style-name="ce19" table:formula="of:=-([.$B$22]+[.$E$3]-[.$B$23]-[.E10])" office:value-type="float" office:value="-8.86" calcext:value-type="float">
            <text:p>-8,86</text:p>
          </table:table-cell>
          <table:table-cell table:number-columns-repeated="53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-46.9" calcext:value-type="float">
            <text:p>-46,9</text:p>
          </table:table-cell>
          <table:table-cell table:style-name="ce7" office:value-type="float" office:value="-37.3" calcext:value-type="float">
            <text:p>-37,3</text:p>
          </table:table-cell>
          <table:table-cell table:style-name="ce7" office:value-type="float" office:value="-27.76" calcext:value-type="float">
            <text:p>-27,76</text:p>
          </table:table-cell>
          <table:table-cell table:style-name="ce7" office:value-type="float" office:value="-20.53" calcext:value-type="float">
            <text:p>-20,53</text:p>
          </table:table-cell>
          <table:table-cell table:style-name="ce14"/>
          <table:table-cell table:style-name="ce3" office:value-type="float" office:value="200" calcext:value-type="float">
            <text:p>200</text:p>
          </table:table-cell>
          <table:table-cell table:style-name="ce19" table:formula="of:=-([.$B$22]+[.$B$3]-[.$B$23]-[.B11])" office:value-type="float" office:value="-8.72" calcext:value-type="float">
            <text:p>-8,72</text:p>
          </table:table-cell>
          <table:table-cell table:style-name="ce19" table:formula="of:=-([.$B$22]+[.$C$3]-[.$B$23]-[.C11])" office:value-type="float" office:value="-9.12" calcext:value-type="float">
            <text:p>-9,12</text:p>
          </table:table-cell>
          <table:table-cell table:style-name="ce19" table:formula="of:=-([.$B$22]+[.$D$3]-[.$B$23]-[.D11])" office:value-type="float" office:value="-9.58" calcext:value-type="float">
            <text:p>-9,58</text:p>
          </table:table-cell>
          <table:table-cell table:style-name="ce19" table:formula="of:=-([.$B$22]+[.$E$3]-[.$B$23]-[.E11])" office:value-type="float" office:value="-12.35" calcext:value-type="float">
            <text:p>-12,35</text:p>
          </table:table-cell>
          <table:table-cell table:number-columns-repeated="5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7" office:value-type="float" office:value="-50.14" calcext:value-type="float">
            <text:p>-50,14</text:p>
          </table:table-cell>
          <table:table-cell table:style-name="ce7" office:value-type="float" office:value="-40.76" calcext:value-type="float">
            <text:p>-40,76</text:p>
          </table:table-cell>
          <table:table-cell table:style-name="ce7" office:value-type="float" office:value="-31.29" calcext:value-type="float">
            <text:p>-31,29</text:p>
          </table:table-cell>
          <table:table-cell table:style-name="ce7" office:value-type="float" office:value="-24.03" calcext:value-type="float">
            <text:p>-24,03</text:p>
          </table:table-cell>
          <table:table-cell table:style-name="ce14"/>
          <table:table-cell table:style-name="ce3" office:value-type="float" office:value="300" calcext:value-type="float">
            <text:p>300</text:p>
          </table:table-cell>
          <table:table-cell table:style-name="ce19" table:formula="of:=-([.$B$22]+[.$B$3]-[.$B$23]-[.B12])" office:value-type="float" office:value="-11.96" calcext:value-type="float">
            <text:p>-11,96</text:p>
          </table:table-cell>
          <table:table-cell table:style-name="ce19" table:formula="of:=-([.$B$22]+[.$C$3]-[.$B$23]-[.C12])" office:value-type="float" office:value="-12.58" calcext:value-type="float">
            <text:p>-12,58</text:p>
          </table:table-cell>
          <table:table-cell table:style-name="ce19" table:formula="of:=-([.$B$22]+[.$D$3]-[.$B$23]-[.D12])" office:value-type="float" office:value="-13.11" calcext:value-type="float">
            <text:p>-13,11</text:p>
          </table:table-cell>
          <table:table-cell table:style-name="ce19" table:formula="of:=-([.$B$22]+[.$E$3]-[.$B$23]-[.E12])" office:value-type="float" office:value="-15.85" calcext:value-type="float">
            <text:p>-15,85</text:p>
          </table:table-cell>
          <table:table-cell table:number-columns-repeated="53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7" office:value-type="float" office:value="-52.94" calcext:value-type="float">
            <text:p>-52,94</text:p>
          </table:table-cell>
          <table:table-cell table:style-name="ce7" office:value-type="float" office:value="-43.72" calcext:value-type="float">
            <text:p>-43,72</text:p>
          </table:table-cell>
          <table:table-cell table:style-name="ce7" office:value-type="float" office:value="-34.22" calcext:value-type="float">
            <text:p>-34,22</text:p>
          </table:table-cell>
          <table:table-cell table:style-name="ce7" office:value-type="float" office:value="-26.79" calcext:value-type="float">
            <text:p>-26,79</text:p>
          </table:table-cell>
          <table:table-cell table:style-name="ce14"/>
          <table:table-cell table:style-name="ce3" office:value-type="float" office:value="400" calcext:value-type="float">
            <text:p>400</text:p>
          </table:table-cell>
          <table:table-cell table:style-name="ce19" table:formula="of:=-([.$B$22]+[.$B$3]-[.$B$23]-[.B13])" office:value-type="float" office:value="-14.76" calcext:value-type="float">
            <text:p>-14,76</text:p>
          </table:table-cell>
          <table:table-cell table:style-name="ce19" table:formula="of:=-([.$B$22]+[.$C$3]-[.$B$23]-[.C13])" office:value-type="float" office:value="-15.54" calcext:value-type="float">
            <text:p>-15,54</text:p>
          </table:table-cell>
          <table:table-cell table:style-name="ce19" table:formula="of:=-([.$B$22]+[.$D$3]-[.$B$23]-[.D13])" office:value-type="float" office:value="-16.04" calcext:value-type="float">
            <text:p>-16,04</text:p>
          </table:table-cell>
          <table:table-cell table:style-name="ce19" table:formula="of:=-([.$B$22]+[.$E$3]-[.$B$23]-[.E13])" office:value-type="float" office:value="-18.61" calcext:value-type="float">
            <text:p>-18,61</text:p>
          </table:table-cell>
          <table:table-cell table:number-columns-repeated="5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7" office:value-type="float" office:value="-55.82" calcext:value-type="float">
            <text:p>-55,82</text:p>
          </table:table-cell>
          <table:table-cell table:style-name="ce7" office:value-type="float" office:value="-46.65" calcext:value-type="float">
            <text:p>-46,65</text:p>
          </table:table-cell>
          <table:table-cell table:style-name="ce7" office:value-type="float" office:value="-37.25" calcext:value-type="float">
            <text:p>-37,25</text:p>
          </table:table-cell>
          <table:table-cell table:style-name="ce7" office:value-type="float" office:value="-29.79" calcext:value-type="float">
            <text:p>-29,79</text:p>
          </table:table-cell>
          <table:table-cell table:style-name="ce14"/>
          <table:table-cell table:style-name="ce3" office:value-type="float" office:value="500" calcext:value-type="float">
            <text:p>500</text:p>
          </table:table-cell>
          <table:table-cell table:style-name="ce19" table:formula="of:=-([.$B$22]+[.$B$3]-[.$B$23]-[.B14])" office:value-type="float" office:value="-17.64" calcext:value-type="float">
            <text:p>-17,64</text:p>
          </table:table-cell>
          <table:table-cell table:style-name="ce19" table:formula="of:=-([.$B$22]+[.$C$3]-[.$B$23]-[.C14])" office:value-type="float" office:value="-18.47" calcext:value-type="float">
            <text:p>-18,47</text:p>
          </table:table-cell>
          <table:table-cell table:style-name="ce19" table:formula="of:=-([.$B$22]+[.$D$3]-[.$B$23]-[.D14])" office:value-type="float" office:value="-19.07" calcext:value-type="float">
            <text:p>-19,07</text:p>
          </table:table-cell>
          <table:table-cell table:style-name="ce19" table:formula="of:=-([.$B$22]+[.$E$3]-[.$B$23]-[.E14])" office:value-type="float" office:value="-21.61" calcext:value-type="float">
            <text:p>-21,61</text:p>
          </table:table-cell>
          <table:table-cell table:number-columns-repeated="53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7" office:value-type="float" office:value="-58.76" calcext:value-type="float">
            <text:p>-58,76</text:p>
          </table:table-cell>
          <table:table-cell table:style-name="ce7" office:value-type="float" office:value="-49.81" calcext:value-type="float">
            <text:p>-49,81</text:p>
          </table:table-cell>
          <table:table-cell table:style-name="ce7" office:value-type="float" office:value="-40.25" calcext:value-type="float">
            <text:p>-40,25</text:p>
          </table:table-cell>
          <table:table-cell table:style-name="ce7" office:value-type="float" office:value="-32.65" calcext:value-type="float">
            <text:p>-32,65</text:p>
          </table:table-cell>
          <table:table-cell table:style-name="ce14"/>
          <table:table-cell table:style-name="ce3" office:value-type="float" office:value="600" calcext:value-type="float">
            <text:p>600</text:p>
          </table:table-cell>
          <table:table-cell table:style-name="ce19" table:formula="of:=-([.$B$22]+[.$B$3]-[.$B$23]-[.B15])" office:value-type="float" office:value="-20.58" calcext:value-type="float">
            <text:p>-20,58</text:p>
          </table:table-cell>
          <table:table-cell table:style-name="ce19" table:formula="of:=-([.$B$22]+[.$C$3]-[.$B$23]-[.C15])" office:value-type="float" office:value="-21.63" calcext:value-type="float">
            <text:p>-21,63</text:p>
          </table:table-cell>
          <table:table-cell table:style-name="ce19" table:formula="of:=-([.$B$22]+[.$D$3]-[.$B$23]-[.D15])" office:value-type="float" office:value="-22.07" calcext:value-type="float">
            <text:p>-22,07</text:p>
          </table:table-cell>
          <table:table-cell table:style-name="ce19" table:formula="of:=-([.$B$22]+[.$E$3]-[.$B$23]-[.E15])" office:value-type="float" office:value="-24.47" calcext:value-type="float">
            <text:p>-24,47</text:p>
          </table:table-cell>
          <table:table-cell table:number-columns-repeated="53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7" office:value-type="float" office:value="-62.33" calcext:value-type="float">
            <text:p>-62,33</text:p>
          </table:table-cell>
          <table:table-cell table:style-name="ce7" office:value-type="float" office:value="-52.92" calcext:value-type="float">
            <text:p>-52,92</text:p>
          </table:table-cell>
          <table:table-cell table:style-name="ce7" office:value-type="float" office:value="-43.59" calcext:value-type="float">
            <text:p>-43,59</text:p>
          </table:table-cell>
          <table:table-cell table:style-name="ce7" office:value-type="float" office:value="-35.44" calcext:value-type="float">
            <text:p>-35,44</text:p>
          </table:table-cell>
          <table:table-cell table:style-name="ce14"/>
          <table:table-cell table:style-name="ce3" office:value-type="float" office:value="700" calcext:value-type="float">
            <text:p>700</text:p>
          </table:table-cell>
          <table:table-cell table:style-name="ce19" table:formula="of:=-([.$B$22]+[.$B$3]-[.$B$23]-[.B16])" office:value-type="float" office:value="-24.15" calcext:value-type="float">
            <text:p>-24,15</text:p>
          </table:table-cell>
          <table:table-cell table:style-name="ce19" table:formula="of:=-([.$B$22]+[.$C$3]-[.$B$23]-[.C16])" office:value-type="float" office:value="-24.74" calcext:value-type="float">
            <text:p>-24,74</text:p>
          </table:table-cell>
          <table:table-cell table:style-name="ce19" table:formula="of:=-([.$B$22]+[.$D$3]-[.$B$23]-[.D16])" office:value-type="float" office:value="-25.41" calcext:value-type="float">
            <text:p>-25,41</text:p>
          </table:table-cell>
          <table:table-cell table:style-name="ce19" table:formula="of:=-([.$B$22]+[.$E$3]-[.$B$23]-[.E16])" office:value-type="float" office:value="-27.26" calcext:value-type="float">
            <text:p>-27,26</text:p>
          </table:table-cell>
          <table:table-cell table:number-columns-repeated="53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7" office:value-type="float" office:value="-64.66" calcext:value-type="float">
            <text:p>-64,66</text:p>
          </table:table-cell>
          <table:table-cell table:style-name="ce7" office:value-type="float" office:value="-55.45" calcext:value-type="float">
            <text:p>-55,45</text:p>
          </table:table-cell>
          <table:table-cell table:style-name="ce7" office:value-type="float" office:value="-46.17" calcext:value-type="float">
            <text:p>-46,17</text:p>
          </table:table-cell>
          <table:table-cell table:style-name="ce7" office:value-type="float" office:value="-38.05" calcext:value-type="float">
            <text:p>-38,05</text:p>
          </table:table-cell>
          <table:table-cell table:style-name="ce14"/>
          <table:table-cell table:style-name="ce3" office:value-type="float" office:value="800" calcext:value-type="float">
            <text:p>800</text:p>
          </table:table-cell>
          <table:table-cell table:style-name="ce19" table:formula="of:=-([.$B$22]+[.$B$3]-[.$B$23]-[.B17])" office:value-type="float" office:value="-26.48" calcext:value-type="float">
            <text:p>-26,48</text:p>
          </table:table-cell>
          <table:table-cell table:style-name="ce19" table:formula="of:=-([.$B$22]+[.$C$3]-[.$B$23]-[.C17])" office:value-type="float" office:value="-27.27" calcext:value-type="float">
            <text:p>-27,27</text:p>
          </table:table-cell>
          <table:table-cell table:style-name="ce19" table:formula="of:=-([.$B$22]+[.$D$3]-[.$B$23]-[.D17])" office:value-type="float" office:value="-27.99" calcext:value-type="float">
            <text:p>-27,99</text:p>
          </table:table-cell>
          <table:table-cell table:style-name="ce19" table:formula="of:=-([.$B$22]+[.$E$3]-[.$B$23]-[.E17])" office:value-type="float" office:value="-29.87" calcext:value-type="float">
            <text:p>-29,87</text:p>
          </table:table-cell>
          <table:table-cell table:number-columns-repeated="53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7" office:value-type="float" office:value="-67.18" calcext:value-type="float">
            <text:p>-67,18</text:p>
          </table:table-cell>
          <table:table-cell table:style-name="ce7" office:value-type="float" office:value="-58.07" calcext:value-type="float">
            <text:p>-58,07</text:p>
          </table:table-cell>
          <table:table-cell table:style-name="ce7" office:value-type="float" office:value="-48.67" calcext:value-type="float">
            <text:p>-48,67</text:p>
          </table:table-cell>
          <table:table-cell table:style-name="ce7" office:value-type="float" office:value="-40.26" calcext:value-type="float">
            <text:p>-40,26</text:p>
          </table:table-cell>
          <table:table-cell table:style-name="ce14"/>
          <table:table-cell table:style-name="ce3" office:value-type="float" office:value="900" calcext:value-type="float">
            <text:p>900</text:p>
          </table:table-cell>
          <table:table-cell table:style-name="ce19" table:formula="of:=-([.$B$22]+[.$B$3]-[.$B$23]-[.B18])" office:value-type="float" office:value="-29" calcext:value-type="float">
            <text:p>-29,00</text:p>
          </table:table-cell>
          <table:table-cell table:style-name="ce19" table:formula="of:=-([.$B$22]+[.$C$3]-[.$B$23]-[.C18])" office:value-type="float" office:value="-29.89" calcext:value-type="float">
            <text:p>-29,89</text:p>
          </table:table-cell>
          <table:table-cell table:style-name="ce19" table:formula="of:=-([.$B$22]+[.$D$3]-[.$B$23]-[.D18])" office:value-type="float" office:value="-30.49" calcext:value-type="float">
            <text:p>-30,49</text:p>
          </table:table-cell>
          <table:table-cell table:style-name="ce19" table:formula="of:=-([.$B$22]+[.$E$3]-[.$B$23]-[.E18])" office:value-type="float" office:value="-32.08" calcext:value-type="float">
            <text:p>-32,08</text:p>
          </table:table-cell>
          <table:table-cell table:number-columns-repeated="5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7" office:value-type="float" office:value="-69.82" calcext:value-type="float">
            <text:p>-69,82</text:p>
          </table:table-cell>
          <table:table-cell table:style-name="ce7" office:value-type="float" office:value="-60.53" calcext:value-type="float">
            <text:p>-60,53</text:p>
          </table:table-cell>
          <table:table-cell table:style-name="ce7" office:value-type="float" office:value="-51.11" calcext:value-type="float">
            <text:p>-51,11</text:p>
          </table:table-cell>
          <table:table-cell table:style-name="ce7" office:value-type="float" office:value="-42.65" calcext:value-type="float">
            <text:p>-42,65</text:p>
          </table:table-cell>
          <table:table-cell table:style-name="ce14"/>
          <table:table-cell table:style-name="ce3" office:value-type="float" office:value="1000" calcext:value-type="float">
            <text:p>1000</text:p>
          </table:table-cell>
          <table:table-cell table:style-name="ce19" table:formula="of:=-([.$B$22]+[.$B$3]-[.$B$23]-[.B19])" office:value-type="float" office:value="-31.64" calcext:value-type="float">
            <text:p>-31,64</text:p>
          </table:table-cell>
          <table:table-cell table:style-name="ce19" table:formula="of:=-([.$B$22]+[.$C$3]-[.$B$23]-[.C19])" office:value-type="float" office:value="-32.35" calcext:value-type="float">
            <text:p>-32,35</text:p>
          </table:table-cell>
          <table:table-cell table:style-name="ce19" table:formula="of:=-([.$B$22]+[.$D$3]-[.$B$23]-[.D19])" office:value-type="float" office:value="-32.93" calcext:value-type="float">
            <text:p>-32,93</text:p>
          </table:table-cell>
          <table:table-cell table:style-name="ce19" table:formula="of:=-([.$B$22]+[.$E$3]-[.$B$23]-[.E19])" office:value-type="float" office:value="-34.47" calcext:value-type="float">
            <text:p>-34,47</text:p>
          </table:table-cell>
          <table:table-cell table:number-columns-repeated="5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-82.51" calcext:value-type="float">
            <text:p>-82,51</text:p>
          </table:table-cell>
          <table:table-cell table:style-name="ce7" office:value-type="float" office:value="-80.46" calcext:value-type="float">
            <text:p>-80,46</text:p>
          </table:table-cell>
          <table:table-cell table:style-name="ce7" office:value-type="float" office:value="-75.79" calcext:value-type="float">
            <text:p>-75,79</text:p>
          </table:table-cell>
          <table:table-cell table:style-name="ce7" office:value-type="float" office:value="-68.02" calcext:value-type="float">
            <text:p>-68,02</text:p>
          </table:table-cell>
          <table:table-cell table:style-name="ce14"/>
          <table:table-cell table:style-name="ce3" office:value-type="float" office:value="2000" calcext:value-type="float">
            <text:p>2000</text:p>
          </table:table-cell>
          <table:table-cell table:style-name="ce19" table:formula="of:=-([.$B$22]+[.$B$3]-[.$B$23]-[.B20])" office:value-type="float" office:value="-44.33" calcext:value-type="float">
            <text:p>-44,33</text:p>
          </table:table-cell>
          <table:table-cell table:style-name="ce19" table:formula="of:=-([.$B$22]+[.$C$3]-[.$B$23]-[.C20])" office:value-type="float" office:value="-52.28" calcext:value-type="float">
            <text:p>-52,28</text:p>
          </table:table-cell>
          <table:table-cell table:style-name="ce19" table:formula="of:=-([.$B$22]+[.$D$3]-[.$B$23]-[.D20])" office:value-type="float" office:value="-57.61" calcext:value-type="float">
            <text:p>-57,61</text:p>
          </table:table-cell>
          <table:table-cell table:style-name="ce19" table:formula="of:=-([.$B$22]+[.$E$3]-[.$B$23]-[.E20])" office:value-type="float" office:value="-59.84" calcext:value-type="float">
            <text:p>-59,8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table:style-name="ce4" office:value-type="string" calcext:value-type="string">
            <text:p>Potencia del transmisor en dBm</text:p>
          </table:table-cell>
          <table:table-cell table:style-name="ce9" office:value-type="float" office:value="-8.18" calcext:value-type="float">
            <text:p>-8,18</text:p>
          </table:table-cell>
          <table:table-cell table:style-name="ce12" office:value-type="string" calcext:value-type="string">
            <text:p>Registre el valor de potencia medido con un cable muy corto en longitud, con ganancia cero en el transmisior (GTX = 0), sin el atenuador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enuad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 cambiar</text:p>
          </table:table-cell>
          <table:table-cell table:number-columns-repeated="6"/>
          <table:table-cell>
            <draw:frame table:end-cell-address="Hoja1.S54" table:end-x="0.744cm" table:end-y="0.345cm" draw:z-index="0" draw:name="Chart 1" draw:style-name="gr1" draw:text-style-name="P1" svg:width="21.018cm" svg:height="14.657cm" svg:x="2.138cm" svg:y="0.453cm">
              <draw:object draw:notify-on-update-of-ranges="Hoja1.G5:Hoja1.G20 Hoja1.H5:Hoja1.H20 Hoja1.G5:Hoja1.G20 Hoja1.I5:Hoja1.I20 Hoja1.G5:Hoja1.G20 Hoja1.J5:Hoja1.J20 Hoja1.G5:Hoja1.G20 Hoja1.K5:Hoja1.K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/>
          <table:table-cell>
            <draw:frame table:end-cell-address="Hoja1.H56" table:end-x="0.931cm" table:end-y="0.167cm" draw:z-index="1" draw:name="Chart 2" draw:style-name="gr1" draw:text-style-name="P1" svg:width="15.082cm" svg:height="15.328cm" svg:x="1.92cm" svg:y="0.079cm">
              <draw:object draw:notify-on-update-of-ranges="Hoja1.A5:Hoja1.A20 Hoja1.B5:Hoja1.B20 Hoja1.A5:Hoja1.A20 Hoja1.C5:Hoja1.C20 Hoja1.A5:Hoja1.A20 Hoja1.D5:Hoja1.D20 Hoja1.A5:Hoja1.A20 Hoja1.E5:Hoja1.E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977">
          <table:table-cell table:number-columns-repeated="64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name-asian="Linux Libertine G" style:font-family-asian="'Linux Libertine G'" style:font-family-generic-asian="system" style:font-pitch-asian="variable" style:font-size-asian="11pt" style:font-name-complex="Liberation sans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8:19:18.895213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02:35</meta:creation-date>
    <meta:generator>LibreOffice/6.4.7.2$Linux_X86_64 LibreOffice_project/40$Build-2</meta:generator>
    <dc:date>2022-11-09T19:31:15.040732515</dc:date>
    <meta:editing-duration>PT31M33S</meta:editing-duration>
    <meta:editing-cycles>4</meta:editing-cycles>
    <meta:document-statistic meta:table-count="1" meta:cell-count="186" meta:object-count="2"/>
    <meta:user-defined meta:name="ContentTypeId">0x010100110FE193CB7A714F83BC2777BC76593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161cm" svg:height="14.658cm" xlink:href=".." xlink:type="simple" chart:class="chart:scatter" chart:style-name="ch1">
        <chart:legend chart:legend-position="bottom" svg:x="5.162cm" svg:y="14.086cm" style:legend-expansion="wide" chart:style-name="ch2"/>
        <chart:plot-area chart:style-name="ch3" table:cell-range-address="Hoja1.G5:Hoja1.K20" chart:data-source-has-labels="row" svg:x="0.403cm" svg:y="0.293cm" svg:width="19.355cm" svg:height="12.286cm">
          <chartooo:coordinate-region svg:x="1.033cm" svg:y="0.479cm" svg:width="18.3cm" svg:height="11.915cm"/>
          <chart:axis chart:dimension="x" chart:name="primary-x" chart:style-name="ch4">
            <chart:title svg:x="8.666cm" svg:y="12.873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H5:Hoja1.H20" loext:label-string="&quot;GTX = 0 dB&quot;" chart:class="chart:scatter">
            <chart:domain table:cell-range-address="Hoja1.G5:Hoja1.G20"/>
            <chart:data-point chart:repeated="16"/>
          </chart:series>
          <chart:series chart:style-name="ch9" chart:values-cell-range-address="Hoja1.I5:Hoja1.I20" loext:label-string="&quot;GTX = 5 dB&quot;" chart:class="chart:scatter">
            <chart:data-point chart:repeated="16"/>
          </chart:series>
          <chart:series chart:style-name="ch10" chart:values-cell-range-address="Hoja1.J5:Hoja1.J20" loext:label-string="&quot;GTX = 10 dB&quot;" chart:class="chart:scatter">
            <chart:data-point chart:repeated="16"/>
          </chart:series>
          <chart:series chart:style-name="ch11" chart:values-cell-range-address="Hoja1.K5:Hoja1.K20" loext:label-string="&quot;GTX = 15 dB&quot;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G5:Hoja1.G20</svg:desc>
                </draw:g>
              </table:table-cell>
              <table:table-cell office:value-type="float" office:value="-5.38">
                <text:p>-5.38</text:p>
                <draw:g>
                  <svg:desc>Hoja1.H5:Hoja1.H20</svg:desc>
                </draw:g>
              </table:table-cell>
              <table:table-cell office:value-type="float" office:value="-5.74">
                <text:p>-5.74</text:p>
                <draw:g>
                  <svg:desc>Hoja1.I5:Hoja1.I20</svg:desc>
                </draw:g>
              </table:table-cell>
              <table:table-cell office:value-type="float" office:value="-6.19">
                <text:p>-6.19</text:p>
                <draw:g>
                  <svg:desc>Hoja1.J5:Hoja1.J20</svg:desc>
                </draw:g>
              </table:table-cell>
              <table:table-cell office:value-type="float" office:value="-9.46">
                <text:p>-9.46</text:p>
                <draw:g>
                  <svg:desc>Hoja1.K5:Hoja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4.31">
                <text:p>-4.31</text:p>
              </table:table-cell>
              <table:table-cell office:value-type="float" office:value="-4.68">
                <text:p>-4.68</text:p>
              </table:table-cell>
              <table:table-cell office:value-type="float" office:value="-5.13">
                <text:p>-5.13</text:p>
              </table:table-cell>
              <table:table-cell office:value-type="float" office:value="-9.23">
                <text:p>-9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4.23">
                <text:p>-4.23</text:p>
              </table:table-cell>
              <table:table-cell office:value-type="float" office:value="-4.52">
                <text:p>-4.52</text:p>
              </table:table-cell>
              <table:table-cell office:value-type="float" office:value="-4.96">
                <text:p>-4.96</text:p>
              </table:table-cell>
              <table:table-cell office:value-type="float" office:value="-8.27">
                <text:p>-8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4.46">
                <text:p>-4.46</text:p>
              </table:table-cell>
              <table:table-cell office:value-type="float" office:value="-4.84">
                <text:p>-4.84</text:p>
              </table:table-cell>
              <table:table-cell office:value-type="float" office:value="-5.27">
                <text:p>-5.27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4.77">
                <text:p>-4.77</text:p>
              </table:table-cell>
              <table:table-cell office:value-type="float" office:value="-5.14">
                <text:p>-5.14</text:p>
              </table:table-cell>
              <table:table-cell office:value-type="float" office:value="-5.45">
                <text:p>-5.45</text:p>
              </table:table-cell>
              <table:table-cell office:value-type="float" office:value="-8.67">
                <text:p>-8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5.09">
                <text:p>-5.09</text:p>
              </table:table-cell>
              <table:table-cell office:value-type="float" office:value="-5.48">
                <text:p>-5.48</text:p>
              </table:table-cell>
              <table:table-cell office:value-type="float" office:value="-5.78">
                <text:p>-5.78</text:p>
              </table:table-cell>
              <table:table-cell office:value-type="float" office:value="-8.86">
                <text:p>-8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8.72">
                <text:p>-8.72</text:p>
              </table:table-cell>
              <table:table-cell office:value-type="float" office:value="-9.12">
                <text:p>-9.12</text:p>
              </table:table-cell>
              <table:table-cell office:value-type="float" office:value="-9.58">
                <text:p>-9.58</text:p>
              </table:table-cell>
              <table:table-cell office:value-type="float" office:value="-12.35">
                <text:p>-12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11.96">
                <text:p>-11.96</text:p>
              </table:table-cell>
              <table:table-cell office:value-type="float" office:value="-12.58">
                <text:p>-12.58</text:p>
              </table:table-cell>
              <table:table-cell office:value-type="float" office:value="-13.11">
                <text:p>-13.11</text:p>
              </table:table-cell>
              <table:table-cell office:value-type="float" office:value="-15.85">
                <text:p>-15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14.76">
                <text:p>-14.76</text:p>
              </table:table-cell>
              <table:table-cell office:value-type="float" office:value="-15.54">
                <text:p>-15.54</text:p>
              </table:table-cell>
              <table:table-cell office:value-type="float" office:value="-16.04">
                <text:p>-16.04</text:p>
              </table:table-cell>
              <table:table-cell office:value-type="float" office:value="-18.61">
                <text:p>-18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17.64">
                <text:p>-17.64</text:p>
              </table:table-cell>
              <table:table-cell office:value-type="float" office:value="-18.47">
                <text:p>-18.47</text:p>
              </table:table-cell>
              <table:table-cell office:value-type="float" office:value="-19.07">
                <text:p>-19.07</text:p>
              </table:table-cell>
              <table:table-cell office:value-type="float" office:value="-21.61">
                <text:p>-21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20.58">
                <text:p>-20.58</text:p>
              </table:table-cell>
              <table:table-cell office:value-type="float" office:value="-21.63">
                <text:p>-21.63</text:p>
              </table:table-cell>
              <table:table-cell office:value-type="float" office:value="-22.07">
                <text:p>-22.07</text:p>
              </table:table-cell>
              <table:table-cell office:value-type="float" office:value="-24.47">
                <text:p>-24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24.15">
                <text:p>-24.15</text:p>
              </table:table-cell>
              <table:table-cell office:value-type="float" office:value="-24.74">
                <text:p>-24.74</text:p>
              </table:table-cell>
              <table:table-cell office:value-type="float" office:value="-25.41">
                <text:p>-25.41</text:p>
              </table:table-cell>
              <table:table-cell office:value-type="float" office:value="-27.26">
                <text:p>-27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26.48">
                <text:p>-26.48</text:p>
              </table:table-cell>
              <table:table-cell office:value-type="float" office:value="-27.27">
                <text:p>-27.27</text:p>
              </table:table-cell>
              <table:table-cell office:value-type="float" office:value="-27.99">
                <text:p>-27.99</text:p>
              </table:table-cell>
              <table:table-cell office:value-type="float" office:value="-29.87">
                <text:p>-29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29">
                <text:p>-29</text:p>
              </table:table-cell>
              <table:table-cell office:value-type="float" office:value="-29.89">
                <text:p>-29.89</text:p>
              </table:table-cell>
              <table:table-cell office:value-type="float" office:value="-30.49">
                <text:p>-30.49</text:p>
              </table:table-cell>
              <table:table-cell office:value-type="float" office:value="-32.08">
                <text:p>-32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31.64">
                <text:p>-31.64</text:p>
              </table:table-cell>
              <table:table-cell office:value-type="float" office:value="-32.35">
                <text:p>-32.35</text:p>
              </table:table-cell>
              <table:table-cell office:value-type="float" office:value="-32.93">
                <text:p>-32.93</text:p>
              </table:table-cell>
              <table:table-cell office:value-type="float" office:value="-34.47">
                <text:p>-34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44.33">
                <text:p>-44.33</text:p>
              </table:table-cell>
              <table:table-cell office:value-type="float" office:value="-52.28">
                <text:p>-52.28</text:p>
              </table:table-cell>
              <table:table-cell office:value-type="float" office:value="-57.61">
                <text:p>-57.61</text:p>
              </table:table-cell>
              <table:table-cell office:value-type="float" office:value="-59.84">
                <text:p>-59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102cm" svg:height="15.329cm" xlink:href=".." xlink:type="simple" chart:class="chart:scatter" chart:style-name="ch1">
        <chart:legend chart:legend-position="bottom" svg:x="2.633cm" svg:y="14.757cm" style:legend-expansion="wide" chart:style-name="ch2"/>
        <chart:plot-area chart:style-name="ch3" table:cell-range-address="Hoja1.A5:Hoja1.E20" chart:data-source-has-labels="row" svg:x="1.362cm" svg:y="0.306cm" svg:width="13.438cm" svg:height="12.931cm">
          <chartooo:coordinate-region svg:x="1.992cm" svg:y="0.492cm" svg:width="12.383cm" svg:height="12.56cm"/>
          <chart:axis chart:dimension="x" chart:name="primary-x" chart:style-name="ch4">
            <chart:title svg:x="6.667cm" svg:y="13.544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title svg:x="0.451cm" svg:y="8.449cm" chart:style-name="ch8">
              <text:p>Potencia RX [dBm]</text:p>
            </chart:title>
            <chart:grid chart:style-name="ch6" chart:class="major"/>
          </chart:axis>
          <chart:series chart:style-name="ch9" chart:values-cell-range-address="Hoja1.B5:Hoja1.B20" loext:label-string="&quot;GTX = 0 dB&quot;" chart:class="chart:scatter">
            <chart:domain table:cell-range-address="Hoja1.A5:Hoja1.A20"/>
            <chart:data-point chart:repeated="16"/>
          </chart:series>
          <chart:series chart:style-name="ch10" chart:values-cell-range-address="Hoja1.C5:Hoja1.C20" loext:label-string="&quot;GTX = 5 dB&quot;" chart:class="chart:scatter">
            <chart:data-point chart:repeated="16"/>
          </chart:series>
          <chart:series chart:style-name="ch11" chart:values-cell-range-address="Hoja1.D5:Hoja1.D20" loext:label-string="&quot;GTX = 10 dB&quot;" chart:class="chart:scatter">
            <chart:data-point chart:repeated="16"/>
          </chart:series>
          <chart:series chart:style-name="ch12" chart:values-cell-range-address="Hoja1.E5:Hoja1.E20" loext:label-string="&quot;GTX = 15 dB&quot;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A5:Hoja1.A20</svg:desc>
                </draw:g>
              </table:table-cell>
              <table:table-cell office:value-type="float" office:value="-43.56">
                <text:p>-43.56</text:p>
                <draw:g>
                  <svg:desc>Hoja1.B5:Hoja1.B20</svg:desc>
                </draw:g>
              </table:table-cell>
              <table:table-cell office:value-type="float" office:value="-33.92">
                <text:p>-33.92</text:p>
                <draw:g>
                  <svg:desc>Hoja1.C5:Hoja1.C20</svg:desc>
                </draw:g>
              </table:table-cell>
              <table:table-cell office:value-type="float" office:value="-24.37">
                <text:p>-24.37</text:p>
                <draw:g>
                  <svg:desc>Hoja1.D5:Hoja1.D20</svg:desc>
                </draw:g>
              </table:table-cell>
              <table:table-cell office:value-type="float" office:value="-17.64">
                <text:p>-17.64</text:p>
                <draw:g>
                  <svg:desc>Hoja1.E5:Hoja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42.49">
                <text:p>-42.49</text:p>
              </table:table-cell>
              <table:table-cell office:value-type="float" office:value="-32.86">
                <text:p>-32.86</text:p>
              </table:table-cell>
              <table:table-cell office:value-type="float" office:value="-23.31">
                <text:p>-23.31</text:p>
              </table:table-cell>
              <table:table-cell office:value-type="float" office:value="-17.41">
                <text:p>-17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42.41">
                <text:p>-42.41</text:p>
              </table:table-cell>
              <table:table-cell office:value-type="float" office:value="-32.7">
                <text:p>-32.7</text:p>
              </table:table-cell>
              <table:table-cell office:value-type="float" office:value="-23.14">
                <text:p>-23.14</text:p>
              </table:table-cell>
              <table:table-cell office:value-type="float" office:value="-16.45">
                <text:p>-16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42.64">
                <text:p>-42.64</text:p>
              </table:table-cell>
              <table:table-cell office:value-type="float" office:value="-33.02">
                <text:p>-33.02</text:p>
              </table:table-cell>
              <table:table-cell office:value-type="float" office:value="-23.45">
                <text:p>-23.45</text:p>
              </table:table-cell>
              <table:table-cell office:value-type="float" office:value="-16.66">
                <text:p>-16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42.95">
                <text:p>-42.95</text:p>
              </table:table-cell>
              <table:table-cell office:value-type="float" office:value="-33.32">
                <text:p>-33.32</text:p>
              </table:table-cell>
              <table:table-cell office:value-type="float" office:value="-23.63">
                <text:p>-23.63</text:p>
              </table:table-cell>
              <table:table-cell office:value-type="float" office:value="-16.85">
                <text:p>-16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43.27">
                <text:p>-43.27</text:p>
              </table:table-cell>
              <table:table-cell office:value-type="float" office:value="-33.66">
                <text:p>-33.66</text:p>
              </table:table-cell>
              <table:table-cell office:value-type="float" office:value="-23.96">
                <text:p>-23.96</text:p>
              </table:table-cell>
              <table:table-cell office:value-type="float" office:value="-17.04">
                <text:p>-17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46.9">
                <text:p>-46.9</text:p>
              </table:table-cell>
              <table:table-cell office:value-type="float" office:value="-37.3">
                <text:p>-37.3</text:p>
              </table:table-cell>
              <table:table-cell office:value-type="float" office:value="-27.76">
                <text:p>-27.76</text:p>
              </table:table-cell>
              <table:table-cell office:value-type="float" office:value="-20.53">
                <text:p>-20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50.14">
                <text:p>-50.14</text:p>
              </table:table-cell>
              <table:table-cell office:value-type="float" office:value="-40.76">
                <text:p>-40.76</text:p>
              </table:table-cell>
              <table:table-cell office:value-type="float" office:value="-31.29">
                <text:p>-31.29</text:p>
              </table:table-cell>
              <table:table-cell office:value-type="float" office:value="-24.03">
                <text:p>-24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52.94">
                <text:p>-52.94</text:p>
              </table:table-cell>
              <table:table-cell office:value-type="float" office:value="-43.72">
                <text:p>-43.72</text:p>
              </table:table-cell>
              <table:table-cell office:value-type="float" office:value="-34.22">
                <text:p>-34.22</text:p>
              </table:table-cell>
              <table:table-cell office:value-type="float" office:value="-26.79">
                <text:p>-26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55.82">
                <text:p>-55.82</text:p>
              </table:table-cell>
              <table:table-cell office:value-type="float" office:value="-46.65">
                <text:p>-46.65</text:p>
              </table:table-cell>
              <table:table-cell office:value-type="float" office:value="-37.25">
                <text:p>-37.25</text:p>
              </table:table-cell>
              <table:table-cell office:value-type="float" office:value="-29.79">
                <text:p>-29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58.76">
                <text:p>-58.76</text:p>
              </table:table-cell>
              <table:table-cell office:value-type="float" office:value="-49.81">
                <text:p>-49.81</text:p>
              </table:table-cell>
              <table:table-cell office:value-type="float" office:value="-40.25">
                <text:p>-40.25</text:p>
              </table:table-cell>
              <table:table-cell office:value-type="float" office:value="-32.65">
                <text:p>-32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62.33">
                <text:p>-62.33</text:p>
              </table:table-cell>
              <table:table-cell office:value-type="float" office:value="-52.92">
                <text:p>-52.92</text:p>
              </table:table-cell>
              <table:table-cell office:value-type="float" office:value="-43.59">
                <text:p>-43.59</text:p>
              </table:table-cell>
              <table:table-cell office:value-type="float" office:value="-35.44">
                <text:p>-35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64.66">
                <text:p>-64.66</text:p>
              </table:table-cell>
              <table:table-cell office:value-type="float" office:value="-55.45">
                <text:p>-55.45</text:p>
              </table:table-cell>
              <table:table-cell office:value-type="float" office:value="-46.17">
                <text:p>-46.17</text:p>
              </table:table-cell>
              <table:table-cell office:value-type="float" office:value="-38.05">
                <text:p>-38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67.18">
                <text:p>-67.18</text:p>
              </table:table-cell>
              <table:table-cell office:value-type="float" office:value="-58.07">
                <text:p>-58.07</text:p>
              </table:table-cell>
              <table:table-cell office:value-type="float" office:value="-48.67">
                <text:p>-48.67</text:p>
              </table:table-cell>
              <table:table-cell office:value-type="float" office:value="-40.26">
                <text:p>-40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69.82">
                <text:p>-69.82</text:p>
              </table:table-cell>
              <table:table-cell office:value-type="float" office:value="-60.53">
                <text:p>-60.53</text:p>
              </table:table-cell>
              <table:table-cell office:value-type="float" office:value="-51.11">
                <text:p>-51.11</text:p>
              </table:table-cell>
              <table:table-cell office:value-type="float" office:value="-42.65">
                <text:p>-42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82.51">
                <text:p>-82.51</text:p>
              </table:table-cell>
              <table:table-cell office:value-type="float" office:value="-80.46">
                <text:p>-80.46</text:p>
              </table:table-cell>
              <table:table-cell office:value-type="float" office:value="-75.79">
                <text:p>-75.79</text:p>
              </table:table-cell>
              <table:table-cell office:value-type="float" office:value="-68.02">
                <text:p>-68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